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shapes>
          <draw:frame draw:z-index="0" draw:style-name="gr1" draw:text-style-name="P1" svg:width="15.985cm" svg:height="8.993cm" svg:x="4.379cm" svg:y="4.591cm">
            <draw:object draw:notify-on-update-of-ranges="datos.A1:datos.J1 datos.A2:datos.J2 datos.A3:datos.J3 datos.A4:datos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1599731445313" calcext:value-type="float">
            <text:p>0,0561599731445313</text:p>
          </table:table-cell>
          <table:table-cell office:value-type="float" office:value="0.115790128707886" calcext:value-type="float">
            <text:p>0,115790128707886</text:p>
          </table:table-cell>
          <table:table-cell office:value-type="float" office:value="0.29432487487793" calcext:value-type="float">
            <text:p>0,29432487487793</text:p>
          </table:table-cell>
          <table:table-cell office:value-type="float" office:value="0.275457143783569" calcext:value-type="float">
            <text:p>0,275457143783569</text:p>
          </table:table-cell>
          <table:table-cell office:value-type="float" office:value="0.369943141937256" calcext:value-type="float">
            <text:p>0,369943141937256</text:p>
          </table:table-cell>
          <table:table-cell office:value-type="float" office:value="0.420743465423584" calcext:value-type="float">
            <text:p>0,420743465423584</text:p>
          </table:table-cell>
          <table:table-cell office:value-type="float" office:value="0.426899909973145" calcext:value-type="float">
            <text:p>0,426899909973145</text:p>
          </table:table-cell>
          <table:table-cell office:value-type="float" office:value="0.556609392166138" calcext:value-type="float">
            <text:p>0,556609392166138</text:p>
          </table:table-cell>
          <table:table-cell office:value-type="float" office:value="0.531826972961426" calcext:value-type="float">
            <text:p>0,531826972961426</text:p>
          </table:table-cell>
          <table:table-cell office:value-type="float" office:value="0.593420028686523" calcext:value-type="float">
            <text:p>0,593420028686523</text:p>
          </table:table-cell>
        </table:table-row>
        <table:table-row table:style-name="ro1">
          <table:table-cell office:value-type="float" office:value="0.0156240463256836" calcext:value-type="float">
            <text:p>0,0156240463256836</text:p>
          </table:table-cell>
          <table:table-cell office:value-type="float" office:value="0.0156271457672119" calcext:value-type="float">
            <text:p>0,0156271457672119</text:p>
          </table:table-cell>
          <table:table-cell office:value-type="float" office:value="0.031252384185791" calcext:value-type="float">
            <text:p>0,031252384185791</text:p>
          </table:table-cell>
          <table:table-cell office:value-type="float" office:value="0.109380006790161" calcext:value-type="float">
            <text:p>0,109380006790161</text:p>
          </table:table-cell>
          <table:table-cell office:value-type="float" office:value="0.061511754989624" calcext:value-type="float">
            <text:p>0,061511754989624</text:p>
          </table:table-cell>
          <table:table-cell office:value-type="float" office:value="0.073563814163208" calcext:value-type="float">
            <text:p>0,073563814163208</text:p>
          </table:table-cell>
          <table:table-cell office:value-type="float" office:value="0.0837032794952393" calcext:value-type="float">
            <text:p>0,0837032794952393</text:p>
          </table:table-cell>
          <table:table-cell office:value-type="float" office:value="0.0781350135803223" calcext:value-type="float">
            <text:p>0,0781350135803223</text:p>
          </table:table-cell>
          <table:table-cell office:value-type="float" office:value="0.0937581062316895" calcext:value-type="float">
            <text:p>0,0937581062316895</text:p>
          </table:table-cell>
          <table:table-cell office:value-type="float" office:value="0.11465048789978" calcext:value-type="float">
            <text:p>0,11465048789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9:30:57.416000000</dc:date>
    <dc:creator>Sergio Trevisán</dc:creator>
    <meta:editing-duration>PT4M48S</meta:editing-duration>
    <meta:editing-cycles>1</meta:editing-cycles>
    <meta:document-statistic meta:table-count="1" meta:cell-count="40" meta:object-count="1"/>
    <meta:generator>LibreOffice/24.2.3.2$Windows_X86_64 LibreOffice_project/433d9c2ded56988e8a90e6b2e771ee4e6a5ab2b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94cm" xlink:href=".." xlink:type="simple" chart:class="chart:line" chart:style-name="ch1">
        <chart:title svg:x="5.052cm" svg:y="0.315cm" chart:style-name="ch2">
          <text:p>Tres operaciones sobre LDE</text:p>
        </chart:title>
        <chart:legend chart:legend-position="end" svg:x="13.61cm" svg:y="3.7cm" style:legend-expansion="high" chart:style-name="ch3"/>
        <chart:plot-area chart:style-name="ch4" table:cell-range-address="datos.A1:datos.J4" chart:data-source-has-labels="both" svg:x="1.33cm" svg:y="1.273cm" svg:width="11.961cm" svg:height="6.561cm">
          <chart:coordinate-region svg:x="2.057cm" svg:y="1.473cm" svg:width="10.663cm" svg:height="5.714cm"/>
          <chart:axis chart:dimension="x" chart:name="primary-x" chart:style-name="ch5" chartooo:axis-type="auto">
            <chartooo:date-scale/>
            <chart:title svg:x="5.665cm" svg:y="8.013cm" chart:style-name="ch6">
              <text:p>cantidad de elementos</text:p>
            </chart:title>
            <chart:categories table:cell-range-address="datos.A1:datos.J1"/>
          </chart:axis>
          <chart:axis chart:dimension="y" chart:name="primary-y" chart:style-name="ch5">
            <chart:title svg:x="0.451cm" svg:y="5.311cm" chart:style-name="ch7">
              <text:p>tiempo (s)</text:p>
            </chart:title>
            <chart:grid chart:style-name="ch8" chart:class="major"/>
          </chart:axis>
          <chart:series chart:style-name="ch9" chart:values-cell-range-address="datos.A2:datos.J2" loext:label-string="len" chart:class="chart:line">
            <chart:data-point chart:repeated="10"/>
          </chart:series>
          <chart:series chart:style-name="ch10" chart:values-cell-range-address="datos.A3:datos.J3" loext:label-string="copiar" chart:class="chart:line">
            <chart:data-point chart:repeated="10"/>
          </chart:series>
          <chart:series chart:style-name="ch11" chart:values-cell-range-address="datos.A4:datos.J4" loext:label-string="invertir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</text:p>
              </table:table-cell>
              <table:table-cell office:value-type="string">
                <text:p>copiar</text:p>
              </table:table-cell>
              <table:table-cell office:value-type="string">
                <text:p>invertir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atos.A1:datos.J1</svg:desc>
                </draw:g>
              </table:table-cell>
              <table:table-cell office:value-type="float" office:value="0">
                <text:p>0</text:p>
                <draw:g>
                  <svg:desc>datos.A2:datos.J2</svg:desc>
                </draw:g>
              </table:table-cell>
              <table:table-cell office:value-type="float" office:value="0.0561599731445313">
                <text:p>0.0561599731445313</text:p>
                <draw:g>
                  <svg:desc>datos.A3:datos.J3</svg:desc>
                </draw:g>
              </table:table-cell>
              <table:table-cell office:value-type="float" office:value="0.0156240463256836">
                <text:p>0.0156240463256836</text:p>
                <draw:g>
                  <svg:desc>datos.A4:datos.J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.115790128707886">
                <text:p>0.115790128707886</text:p>
              </table:table-cell>
              <table:table-cell office:value-type="float" office:value="0.0156271457672119">
                <text:p>0.015627145767211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.29432487487793">
                <text:p>0.29432487487793</text:p>
              </table:table-cell>
              <table:table-cell office:value-type="float" office:value="0.031252384185791">
                <text:p>0.03125238418579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.275457143783569">
                <text:p>0.275457143783569</text:p>
              </table:table-cell>
              <table:table-cell office:value-type="float" office:value="0.109380006790161">
                <text:p>0.1093800067901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.369943141937256">
                <text:p>0.369943141937256</text:p>
              </table:table-cell>
              <table:table-cell office:value-type="float" office:value="0.061511754989624">
                <text:p>0.06151175498962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.420743465423584">
                <text:p>0.420743465423584</text:p>
              </table:table-cell>
              <table:table-cell office:value-type="float" office:value="0.073563814163208">
                <text:p>0.07356381416320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.426899909973145">
                <text:p>0.426899909973145</text:p>
              </table:table-cell>
              <table:table-cell office:value-type="float" office:value="0.0837032794952393">
                <text:p>0.083703279495239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.556609392166138">
                <text:p>0.556609392166138</text:p>
              </table:table-cell>
              <table:table-cell office:value-type="float" office:value="0.0781350135803223">
                <text:p>0.078135013580322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.531826972961426">
                <text:p>0.531826972961426</text:p>
              </table:table-cell>
              <table:table-cell office:value-type="float" office:value="0.0937581062316895">
                <text:p>0.09375810623168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.593420028686523">
                <text:p>0.593420028686523</text:p>
              </table:table-cell>
              <table:table-cell office:value-type="float" office:value="0.11465048789978">
                <text:p>0.11465048789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